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ext-properties fo:font-size="9pt" fo:language="en" fo:country="US" style:font-size-asian="9pt" style:language-asian="en" style:country-asian="US" style:font-size-complex="5.09999990463257pt" style:language-complex="en" style:country-complex="US"/>
    </style:style>
    <style:style style:name="ce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Bit rate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TU1 bit rate</text:p>
          </table:table-cell>
          <table:table-cell table:style-name="ce3" table:formula="oooc:=255/238 * 2.48832" office:value-type="float" office:value="2.66605714285714">
            <text:p>2,67</text:p>
          </table:table-cell>
          <table:table-cell office:value-type="string">
            <text:p>Gbit/s</text:p>
          </table:table-cell>
          <table:table-cell table:number-columns-repeated="8"/>
        </table:table-row>
        <table:table-row table:style-name="ro1">
          <table:table-cell office:value-type="string">
            <text:p>OTU2 bit rate</text:p>
          </table:table-cell>
          <table:table-cell table:style-name="ce3" table:formula="oooc:=255/237 * 9.95328" office:value-type="float" office:value="10.7092253164557">
            <text:p>10,71</text:p>
          </table:table-cell>
          <table:table-cell office:value-type="string">
            <text:p>Gbit/s</text:p>
          </table:table-cell>
          <table:table-cell table:number-columns-repeated="8"/>
        </table:table-row>
        <table:table-row table:style-name="ro1">
          <table:table-cell office:value-type="string">
            <text:p>OTU3 bit rate</text:p>
          </table:table-cell>
          <table:table-cell table:style-name="ce4" table:formula="oooc:=255/236 * 39.81312" office:value-type="float" office:value="43.018413559322">
            <text:p>43,02</text:p>
          </table:table-cell>
          <table:table-cell office:value-type="string">
            <text:p>Gbit/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Number of bytes in a OTN frame:</text:p>
          </table:table-cell>
          <table:table-cell table:number-columns-repeated="2"/>
          <table:table-cell table:style-name="ce6" table:formula="oooc:=4080*4" office:value-type="float" office:value="16320">
            <text:p>163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Frame period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TU1</text:p>
          </table:table-cell>
          <table:table-cell table:formula="oooc:=[.$D$9]*8/[.B5]/1000" office:value-type="float" office:value="48.9711934156379">
            <text:p>48,97</text:p>
          </table:table-cell>
          <table:table-cell office:value-type="string">
            <text:p>us</text:p>
          </table:table-cell>
          <table:table-cell table:number-columns-repeated="8"/>
        </table:table-row>
        <table:table-row table:style-name="ro1">
          <table:table-cell office:value-type="string">
            <text:p>OTU2</text:p>
          </table:table-cell>
          <table:table-cell table:formula="oooc:=[.$D$9]*8/[.B6]/1000" office:value-type="float" office:value="12.1913580246914">
            <text:p>12,19</text:p>
          </table:table-cell>
          <table:table-cell office:value-type="string">
            <text:p>us</text:p>
          </table:table-cell>
          <table:table-cell table:number-columns-repeated="8"/>
        </table:table-row>
        <table:table-row table:style-name="ro1">
          <table:table-cell office:value-type="string">
            <text:p>OTU3</text:p>
          </table:table-cell>
          <table:table-cell table:formula="oooc:=[.$D$9]*8/[.B7]/1000" office:value-type="float" office:value="3.03497942386831">
            <text:p>3,03</text:p>
          </table:table-cell>
          <table:table-cell office:value-type="string">
            <text:p>u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Number of frames between OOF events (Min):</text:p>
          </table:table-cell>
          <table:table-cell table:number-columns-repeated="2"/>
          <table:table-cell table:style-name="ce6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umber of BIP-8 errors per frame (Max);</text:p>
          </table:table-cell>
          <table:table-cell table:number-columns-repeated="2"/>
          <table:table-cell table:style-name="ce6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Counter accumulation period:</text:p>
          </table:table-cell>
          <table:table-cell table:number-columns-repeated="2"/>
          <table:table-cell table:style-name="ce6" office:value-type="float" office:value="10">
            <text:p>10</text:p>
          </table:table-cell>
          <table:table-cell office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Counter width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table:number-columns-spanned="2" table:number-rows-spanned="1">
            <text:p>Received Frames</text:p>
          </table:table-cell>
          <table:covered-table-cell table:style-name="ce5"/>
          <table:table-cell table:style-name="ce2" office:value-type="string" table:number-columns-spanned="2" table:number-rows-spanned="1">
            <text:p>OOF Events</text:p>
          </table:table-cell>
          <table:covered-table-cell table:style-name="ce7"/>
          <table:table-cell table:style-name="ce2" office:value-type="string" table:number-columns-spanned="2" table:number-rows-spanned="1">
            <text:p>BIP-8/BEI Errors</text:p>
          </table:table-cell>
          <table:covered-table-cell table:style-name="ce5"/>
          <table:table-cell table:style-name="ce2" office:value-type="string" table:number-columns-spanned="2" table:number-rows-spanned="1">
            <text:p>FEC Corrected Errors (per sub-row)</text:p>
          </table:table-cell>
          <table:covered-table-cell table:style-name="ce5"/>
          <table:table-cell table:style-name="ce5" office:value-type="string" table:number-columns-spanned="2" table:number-rows-spanned="1">
            <text:p>FEC Uncorrectable Blocks</text:p>
          </table:table-cell>
          <table:covered-table-cell table:style-name="ce5"/>
        </table:table-row>
        <table:table-row table:style-name="ro2">
          <table:table-cell/>
          <table:table-cell table:style-name="ce2" office:value-type="string">
            <text:p>Max Count</text:p>
          </table:table-cell>
          <table:table-cell table:style-name="ce2" office:value-type="string">
            <text:p>Width</text:p>
          </table:table-cell>
          <table:table-cell table:style-name="ce2" office:value-type="string">
            <text:p>Max Count</text:p>
          </table:table-cell>
          <table:table-cell table:style-name="ce2" office:value-type="string">
            <text:p>Width</text:p>
          </table:table-cell>
          <table:table-cell table:style-name="ce2" office:value-type="string">
            <text:p>Max Count</text:p>
          </table:table-cell>
          <table:table-cell table:style-name="ce2" office:value-type="string">
            <text:p>Width</text:p>
          </table:table-cell>
          <table:table-cell table:style-name="ce2" office:value-type="string">
            <text:p>Max Count</text:p>
          </table:table-cell>
          <table:table-cell table:style-name="ce2" office:value-type="string">
            <text:p>Width</text:p>
          </table:table-cell>
          <table:table-cell table:style-name="ce2" office:value-type="string">
            <text:p>Max Count</text:p>
          </table:table-cell>
          <table:table-cell table:style-name="ce2" office:value-type="string">
            <text:p>Width</text:p>
          </table:table-cell>
        </table:table-row>
        <table:table-row table:style-name="ro1">
          <table:table-cell table:style-name="ce2" office:value-type="string">
            <text:p>OTU1</text:p>
          </table:table-cell>
          <table:table-cell table:style-name="ce5" table:formula="oooc:=([.$D$21]*0.001)/([.B13]*0.000001)" office:value-type="float" office:value="204.201680672269">
            <text:p>204,2</text:p>
          </table:table-cell>
          <table:table-cell table:style-name="ce2" table:formula="oooc:=ROUNDUP(LOG([.B27];2))" office:value-type="float" office:value="8">
            <text:p>8</text:p>
          </table:table-cell>
          <table:table-cell table:style-name="ce5" table:formula="oooc:=[.B27]/[.$D$17]" office:value-type="float" office:value="34.0336134453781">
            <text:p>34,03</text:p>
          </table:table-cell>
          <table:table-cell table:style-name="ce2" table:formula="oooc:=ROUNDUP(LOG([.D27];2))" office:value-type="float" office:value="6">
            <text:p>6</text:p>
          </table:table-cell>
          <table:table-cell table:style-name="ce5" table:formula="oooc:=[.B27]*[.$D$18]" office:value-type="float" office:value="1633.61344537815">
            <text:p>1633,61</text:p>
          </table:table-cell>
          <table:table-cell table:style-name="ce2" table:formula="oooc:=ROUNDUP(LOG([.F27];2))" office:value-type="float" office:value="11">
            <text:p>11</text:p>
          </table:table-cell>
          <table:table-cell table:style-name="ce5" table:formula="oooc:=[.B27]*64*4" office:value-type="float" office:value="52275.6302521008">
            <text:p>52275,63</text:p>
          </table:table-cell>
          <table:table-cell table:style-name="ce2" table:formula="oooc:=ROUNDUP(LOG([.H27];2))" office:value-type="float" office:value="16">
            <text:p>16</text:p>
          </table:table-cell>
          <table:table-cell table:style-name="ce5" table:formula="oooc:=[.B27]*4" office:value-type="float" office:value="816.806722689076">
            <text:p>816,81</text:p>
          </table:table-cell>
          <table:table-cell table:style-name="ce2" table:formula="oooc:=ROUNDUP(LOG([.J27];2))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OTU2</text:p>
          </table:table-cell>
          <table:table-cell table:style-name="ce5" table:formula="oooc:=([.$D$21]*0.001)/([.B14]*0.000001)" office:value-type="float" office:value="820.253164556962">
            <text:p>820,25</text:p>
          </table:table-cell>
          <table:table-cell table:style-name="ce2" table:formula="oooc:=ROUNDUP(LOG([.B28];2))" office:value-type="float" office:value="10">
            <text:p>10</text:p>
          </table:table-cell>
          <table:table-cell table:style-name="ce5" table:formula="oooc:=[.B28]/[.$D$17]" office:value-type="float" office:value="136.708860759494">
            <text:p>136,71</text:p>
          </table:table-cell>
          <table:table-cell table:style-name="ce2" table:formula="oooc:=ROUNDUP(LOG([.D28];2))" office:value-type="float" office:value="8">
            <text:p>8</text:p>
          </table:table-cell>
          <table:table-cell table:style-name="ce5" table:formula="oooc:=[.B28]*[.$D$18]" office:value-type="float" office:value="6562.0253164557">
            <text:p>6562,03</text:p>
          </table:table-cell>
          <table:table-cell table:style-name="ce2" table:formula="oooc:=ROUNDUP(LOG([.F28];2))" office:value-type="float" office:value="13">
            <text:p>13</text:p>
          </table:table-cell>
          <table:table-cell table:style-name="ce5" table:formula="oooc:=[.B28]*64*4" office:value-type="float" office:value="209984.810126582">
            <text:p>209984,81</text:p>
          </table:table-cell>
          <table:table-cell table:style-name="ce2" table:formula="oooc:=ROUNDUP(LOG([.H28];2))" office:value-type="float" office:value="18">
            <text:p>18</text:p>
          </table:table-cell>
          <table:table-cell table:style-name="ce5" table:formula="oooc:=[.B28]*4" office:value-type="float" office:value="3281.01265822785">
            <text:p>3281,01</text:p>
          </table:table-cell>
          <table:table-cell table:style-name="ce2" table:formula="oooc:=ROUNDUP(LOG([.J28];2))" office:value-type="float" office:value="12">
            <text:p>12</text:p>
          </table:table-cell>
        </table:table-row>
        <table:table-row table:style-name="ro1">
          <table:table-cell table:style-name="ce2" office:value-type="string">
            <text:p>OTU3</text:p>
          </table:table-cell>
          <table:table-cell table:style-name="ce5" table:formula="oooc:=([.$D$21]*0.001)/([.B15]*0.000001)" office:value-type="float" office:value="3294.91525423729">
            <text:p>3294,92</text:p>
          </table:table-cell>
          <table:table-cell table:style-name="ce2" table:formula="oooc:=ROUNDUP(LOG([.B29];2))" office:value-type="float" office:value="12">
            <text:p>12</text:p>
          </table:table-cell>
          <table:table-cell table:style-name="ce5" table:formula="oooc:=[.B29]/[.$D$17]" office:value-type="float" office:value="549.152542372881">
            <text:p>549,15</text:p>
          </table:table-cell>
          <table:table-cell table:style-name="ce2" table:formula="oooc:=ROUNDUP(LOG([.D29];2))" office:value-type="float" office:value="10">
            <text:p>10</text:p>
          </table:table-cell>
          <table:table-cell table:style-name="ce5" table:formula="oooc:=[.B29]*[.$D$18]" office:value-type="float" office:value="26359.3220338983">
            <text:p>26359,32</text:p>
          </table:table-cell>
          <table:table-cell table:style-name="ce2" table:formula="oooc:=ROUNDUP(LOG([.F29];2))" office:value-type="float" office:value="15">
            <text:p>15</text:p>
          </table:table-cell>
          <table:table-cell table:style-name="ce5" table:formula="oooc:=[.B29]*64*4" office:value-type="float" office:value="843498.305084746">
            <text:p>843498,31</text:p>
          </table:table-cell>
          <table:table-cell table:style-name="ce2" table:formula="oooc:=ROUNDUP(LOG([.H29];2))" office:value-type="float" office:value="20">
            <text:p>20</text:p>
          </table:table-cell>
          <table:table-cell table:style-name="ce5" table:formula="oooc:=[.B29]*4" office:value-type="float" office:value="13179.6610169492">
            <text:p>13179,66</text:p>
          </table:table-cell>
          <table:table-cell table:style-name="ce2" table:formula="oooc:=ROUNDUP(LOG([.J29];2))"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10/04/2008</text:date>, <text:time>17:3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3$Win32 OpenOffice.org_project/680m5$Build-9221</meta:generator>
    <dc:creator>Paulo Dalla Santa</dc:creator>
    <dc:date>2008-04-10T17:35:29</dc:date>
    <meta:editing-cycles>14</meta:editing-cycles>
    <meta:editing-duration>PT30M21S</meta:editing-duration>
    <meta:user-defined meta:name="Info 1"/>
    <meta:user-defined meta:name="Info 2"/>
    <meta:user-defined meta:name="Info 3"/>
    <meta:user-defined meta:name="Info 4"/>
    <meta:document-statistic meta:table-count="1" meta:cell-count="78"/>
  </office:meta>
</office:document-meta>
</file>